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svg:stroke-width="0.051cm" svg:stroke-color="#ff33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ffffff" draw:fill="solid" draw:fill-color="#ffffff" draw:textarea-horizontal-align="left" draw:textarea-vertical-align="top"/>
    </style:style>
    <style:style style:name="gr4" style:family="graphic" style:parent-style-name="standard">
      <style:graphic-properties svg:stroke-width="0.051cm" svg:stroke-color="#9900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9900ff"/>
    </style:style>
    <style:style style:name="T1" style:family="text">
      <style:text-properties fo:color="#ff33ff"/>
    </style:style>
    <style:style style:name="T2" style:family="text">
      <style:text-properties fo:color="#9900ff"/>
    </style:style>
    <style:style style:name="T3" style:family="text">
      <style:text-properties fo:color="#ff3333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0.814cm" svg:height="0.72cm" svg:x="8.386cm" svg:y="9.132cm">
          <text:p/>
        </draw:rect>
        <draw:rect draw:style-name="gr1" draw:text-style-name="P1" xml:id="id2" draw:id="id2" draw:layer="layout" svg:width="0.814cm" svg:height="0.72cm" svg:x="8.386cm" svg:y="6.032cm">
          <text:p/>
        </draw:rect>
        <draw:rect draw:style-name="gr1" draw:text-style-name="P1" xml:id="id4" draw:id="id4" draw:layer="layout" svg:width="0.814cm" svg:height="0.72cm" svg:x="8.41cm" svg:y="12.032cm">
          <text:p/>
        </draw:rect>
        <draw:rect draw:style-name="gr1" draw:text-style-name="P1" xml:id="id3" draw:id="id3" draw:layer="layout" svg:width="0.814cm" svg:height="0.72cm" svg:x="9.01cm" svg:y="14.332cm">
          <text:p/>
        </draw:rect>
        <draw:rect draw:style-name="gr2" draw:text-style-name="P1" draw:layer="layout" svg:width="17.77cm" svg:height="17.279cm" svg:x="1.514cm" svg:y="3.512cm">
          <text:p/>
        </draw:rect>
        <draw:rect draw:style-name="gr3" draw:text-style-name="P2" draw:layer="layout" svg:width="5.118cm" svg:height="5.686cm" svg:x="2.342cm" svg:y="2.891cm">
          <text:p text:style-name="P2">vweb.HtmlPage</text:p>
          <text:p text:style-name="P2"><text:tab/></text:p>
        </draw:rect>
        <draw:rect draw:style-name="gr3" draw:text-style-name="P2" draw:layer="layout" svg:width="5.118cm" svg:height="5.686cm" svg:x="2.342cm" svg:y="2.891cm">
          <text:p text:style-name="P2">vweb.HtmlPage</text:p>
          <text:p text:style-name="P2"><text:tab/></text:p>
        </draw:rect>
        <draw:rect draw:style-name="gr3" draw:text-style-name="P2" draw:layer="layout" svg:width="5.118cm" svg:height="5.686cm" svg:x="2.342cm" svg:y="2.891cm">
          <text:p text:style-name="P2"><text:span text:style-name="T1">vweb.HtmlPage</text:span></text:p>
          <text:p text:style-name="P2"><text:tab/>\g</text:p>
        </draw:rect>
        <draw:rect draw:style-name="gr3" draw:text-style-name="P2" draw:layer="layout" svg:width="6.99cm" svg:height="4.007cm" svg:x="3.123cm" svg:y="3.76cm">
          <text:p text:style-name="P2">getHtml()</text:p>
          <text:p text:style-name="P2"><text:s text:c="5"/>getHtmlHeader()</text:p>
          <text:p text:style-name="P2"><text:s text:c="5"/>debug_msg</text:p>
          <text:p text:style-name="P2"><text:s text:c="5"/>getHtmlContent()</text:p>
          <text:p text:style-name="P2"><text:s text:c="5"/>getHtmlFooter()</text:p>
          <text:p text:style-name="P2"><text:tab/></text:p>
        </draw:rect>
        <draw:rect draw:style-name="gr4" draw:text-style-name="P1" draw:layer="layout" svg:width="16.076cm" svg:height="11.203cm" svg:x="2.114cm" svg:y="8.712cm">
          <text:p/>
        </draw:rect>
        <draw:rect draw:style-name="gr3" draw:text-style-name="P2" draw:layer="layout" svg:width="5.118cm" svg:height="5.686cm" svg:x="2.942cm" svg:y="8.091cm">
          <text:p text:style-name="P2">vweb.HtmlPage</text:p>
          <text:p text:style-name="P2"><text:tab/></text:p>
        </draw:rect>
        <draw:rect draw:style-name="gr3" draw:text-style-name="P2" draw:layer="layout" svg:width="5.118cm" svg:height="5.686cm" svg:x="2.942cm" svg:y="8.091cm">
          <text:p text:style-name="P2">vweb.HtmlPage</text:p>
          <text:p text:style-name="P2"><text:tab/></text:p>
        </draw:rect>
        <draw:rect draw:style-name="gr3" draw:text-style-name="P2" draw:layer="layout" svg:width="6.953cm" svg:height="5.686cm" svg:x="3.723cm" svg:y="8.96cm">
          <text:p text:style-name="P2">GetHtmlContent()</text:p>
          <text:p text:style-name="P2"><text:s text:c="5"/>Header.getHeader()</text:p>
          <text:p text:style-name="P2"><text:s text:c="5"/>Menu.getMenu()</text:p>
          <text:p text:style-name="P2"><text:s text:c="5"/>Menu.getLeftNav()</text:p>
          <text:p text:style-name="P2"><text:s text:c="5"/>getRightPain()</text:p>
          <text:p text:style-name="P2"><text:tab/></text:p>
        </draw:rect>
        <draw:rect draw:style-name="gr3" draw:text-style-name="P3" draw:layer="layout" svg:width="6.733cm" svg:height="1.028cm" svg:x="2.942cm" svg:y="8.091cm">
          <text:p text:style-name="P3"><text:span text:style-name="T2">myproject.BaseReport </text:span><text:span text:style-name="T2"><text:tab/></text:span></text:p>
        </draw:rect>
        <draw:rect draw:style-name="gr4" draw:text-style-name="P1" draw:layer="layout" svg:width="13.605cm" svg:height="5.151cm" svg:x="3.114cm" svg:y="14.012cm">
          <text:p/>
        </draw:rect>
        <draw:rect draw:style-name="gr3" draw:text-style-name="P2" draw:layer="layout" svg:width="5.118cm" svg:height="4.525cm" svg:x="3.942cm" svg:y="13.391cm">
          <text:p text:style-name="P2">vweb.HtmlPage</text:p>
          <text:p text:style-name="P2"><text:tab/></text:p>
        </draw:rect>
        <draw:rect draw:style-name="gr3" draw:text-style-name="P2" draw:layer="layout" svg:width="5.118cm" svg:height="4.525cm" svg:x="3.942cm" svg:y="13.391cm">
          <text:p text:style-name="P2">vweb.HtmlPage</text:p>
          <text:p text:style-name="P2"><text:tab/></text:p>
        </draw:rect>
        <draw:rect draw:style-name="gr3" draw:text-style-name="P2" draw:layer="layout" svg:width="5.703cm" svg:height="3.719cm" svg:x="4.723cm" svg:y="14.26cm">
          <text:p text:style-name="P2">GetRightPane()</text:p>
          <text:p text:style-name="P2"><text:s text:c="5"/>getUserError()</text:p>
          <text:p text:style-name="P2"><text:s text:c="5"/>getUserMsg()</text:p>
          <text:p text:style-name="P2"><text:s text:c="5"/>getReport()</text:p>
          <text:p text:style-name="P2"><text:s text:c="5"/></text:p>
          <text:p text:style-name="P2"><text:tab/></text:p>
        </draw:rect>
        <draw:rect draw:style-name="gr3" draw:text-style-name="P3" draw:layer="layout" svg:width="7.329cm" svg:height="1.028cm" svg:x="3.942cm" svg:y="13.391cm">
          <text:p text:style-name="P3"><text:span text:style-name="T2">myproject.OrderReport </text:span><text:span text:style-name="T2"><text:tab/></text:span></text:p>
        </draw:rect>
        <draw:connector draw:style-name="gr5" draw:text-style-name="P1" draw:layer="layout" draw:type="curve" draw:line-skew="0.796cm" svg:x1="9.2cm" svg:y1="9.492cm" svg:x2="9.2cm" svg:y2="6.392cm" draw:start-shape="id1" draw:start-glue-point="1" draw:end-shape="id2" draw:end-glue-point="1" svg:d="M9200 9492c1945 0 1945-3100 0-3100">
          <text:p text:style-name="P1"><text:s text:c="18"/><text:span text:style-name="T3">overrides</text:span></text:p>
        </draw:connector>
        <draw:connector draw:style-name="gr5" draw:text-style-name="P1" draw:layer="layout" draw:type="curve" draw:line-skew="0.934cm" svg:x1="9.824cm" svg:y1="14.692cm" svg:x2="9.224cm" svg:y2="12.392cm" draw:start-shape="id3" draw:start-glue-point="1" draw:end-shape="id4" draw:end-glue-point="1" svg:d="M9824 14692c2152 0 2452-2300-600-2300">
          <text:p text:style-name="P1"><text:s text:c="22"/><text:span text:style-name="T3">overrides</text:span></text:p>
        </draw:connector>
        <draw:frame draw:style-name="gr6" draw:layer="layout" svg:width="13.968cm" svg:height="1.195cm" svg:x="1.31cm" svg:y="1.471cm">
          <draw:text-box>
            <text:p><text:span text:style-name="T4">vweb</text:span> How to subclass HtmlPage Module <text:span text:style-name="T5">07/20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Link</meta:initial-creator>
    <meta:creation-date>2025-07-08T09:32:42</meta:creation-date>
    <dc:date>2025-07-08T10:36:37</dc:date>
    <dc:creator>David Link</dc:creator>
    <meta:editing-duration>PT45M29S</meta:editing-duration>
    <meta:editing-cycles>5</meta:editing-cycles>
    <meta:generator>OpenOffice/4.1.15$Unix OpenOffice.org_project/4115m2$Build-9813</meta:generator>
    <meta:document-statistic meta:object-count="22"/>
  </office:meta>
</office:document-meta>
</file>